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53732_3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58.54" calcext:value-type="float">
            <text:p>58.54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317 kWh</text:p>
          </table:table-cell>
          <table:table-cell office:value-type="float" office:value="2104.1" calcext:value-type="float">
            <text:p>2104.1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116.37" calcext:value-type="float">
            <text:p>116.37</text:p>
          </table:table-cell>
          <table:table-cell office:value-type="float" office:value="18.3" calcext:value-type="float">
            <text:p>18.3</text:p>
          </table:table-cell>
          <table:table-cell office:value-type="float" office:value="-441.66" calcext:value-type="float">
            <text:p>-441.66</text:p>
          </table:table-cell>
          <table:table-cell office:value-type="string" calcext:value-type="string">
            <text:p>T-J</text:p>
          </table:table-cell>
          <table:table-cell office:value-type="float" office:value="2023.28" calcext:value-type="float">
            <text:p>2023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367 kWh</text:p>
          </table:table-cell>
          <table:table-cell office:value-type="float" office:value="2429.54" calcext:value-type="float">
            <text:p>2429.54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9-01-2018</text:p>
          </table:table-cell>
          <table:table-cell office:value-type="float" office:value="139.66" calcext:value-type="float">
            <text:p>139.66</text:p>
          </table:table-cell>
          <table:table-cell office:value-type="float" office:value="21.6" calcext:value-type="float">
            <text:p>21.6</text:p>
          </table:table-cell>
          <table:table-cell office:value-type="float" office:value="-434.46" calcext:value-type="float">
            <text:p>-434.46</text:p>
          </table:table-cell>
          <table:table-cell office:value-type="string" calcext:value-type="string">
            <text:p>T-J</text:p>
          </table:table-cell>
          <table:table-cell office:value-type="float" office:value="2321.3" calcext:value-type="float">
            <text:p>2321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 office:value-type="string" calcext:value-type="string">
            <text:p>495 kWh</text:p>
          </table:table-cell>
          <table:table-cell office:value-type="float" office:value="3390.93" calcext:value-type="float">
            <text:p>3390.93</text:p>
          </table:table-cell>
          <table:table-cell office:value-type="string" calcext:value-type="string">
            <text:p>15-12-2017</text:p>
          </table:table-cell>
          <table:table-cell office:value-type="string" calcext:value-type="string">
            <text:p>15-01-2018</text:p>
          </table:table-cell>
          <table:table-cell office:value-type="float" office:value="206.58" calcext:value-type="float">
            <text:p>206.58</text:p>
          </table:table-cell>
          <table:table-cell office:value-type="float" office:value="31.18" calcext:value-type="float">
            <text:p>31.18</text:p>
          </table:table-cell>
          <table:table-cell office:value-type="float" office:value="-439.84" calcext:value-type="float">
            <text:p>-439.84</text:p>
          </table:table-cell>
          <table:table-cell office:value-type="string" calcext:value-type="string">
            <text:p>T-J</text:p>
          </table:table-cell>
          <table:table-cell office:value-type="float" office:value="3355.85" calcext:value-type="float">
            <text:p>3355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6.72" calcext:value-type="float">
            <text:p>206.72</text:p>
          </table:table-cell>
          <table:table-cell/>
          <table:table-cell office:value-type="float" office:value="161.74" calcext:value-type="float">
            <text:p>161.74</text:p>
          </table:table-cell>
          <table:table-cell office:value-type="string" calcext:value-type="string">
            <text:p>539 kWh</text:p>
          </table:table-cell>
          <table:table-cell office:value-type="float" office:value="3862.13" calcext:value-type="float">
            <text:p>3862.13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5-12-2017</text:p>
          </table:table-cell>
          <table:table-cell office:value-type="float" office:value="239.69" calcext:value-type="float">
            <text:p>239.69</text:p>
          </table:table-cell>
          <table:table-cell office:value-type="float" office:value="37.93" calcext:value-type="float">
            <text:p>37.93</text:p>
          </table:table-cell>
          <table:table-cell office:value-type="float" office:value="-438.03" calcext:value-type="float">
            <text:p>-438.03</text:p>
          </table:table-cell>
          <table:table-cell office:value-type="string" calcext:value-type="string">
            <text:p>T-J</text:p>
          </table:table-cell>
          <table:table-cell office:value-type="float" office:value="4070.18" calcext:value-type="float">
            <text:p>4070.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.86" calcext:value-type="float">
            <text:p>205.86</text:p>
          </table:table-cell>
          <table:table-cell/>
          <table:table-cell office:value-type="float" office:value="161.07" calcext:value-type="float">
            <text:p>161.07</text:p>
          </table:table-cell>
          <table:table-cell office:value-type="string" calcext:value-type="string">
            <text:p>655 kWh</text:p>
          </table:table-cell>
          <table:table-cell office:value-type="float" office:value="5175.93" calcext:value-type="float">
            <text:p>5175.93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331.78" calcext:value-type="float">
            <text:p>331.78</text:p>
          </table:table-cell>
          <table:table-cell office:value-type="float" office:value="51.07" calcext:value-type="float">
            <text:p>51.07</text:p>
          </table:table-cell>
          <table:table-cell office:value-type="float" office:value="-436.27" calcext:value-type="float">
            <text:p>-436.27</text:p>
          </table:table-cell>
          <table:table-cell office:value-type="string" calcext:value-type="string">
            <text:p>T-J</text:p>
          </table:table-cell>
          <table:table-cell office:value-type="float" office:value="5489.44" calcext:value-type="float">
            <text:p>5489.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6.17" calcext:value-type="float">
            <text:p>296.17</text:p>
          </table:table-cell>
          <table:table-cell/>
          <table:table-cell office:value-type="float" office:value="345.01" calcext:value-type="float">
            <text:p>345.01</text:p>
          </table:table-cell>
          <table:table-cell office:value-type="string" calcext:value-type="string">
            <text:p>1174 kWh</text:p>
          </table:table-cell>
          <table:table-cell office:value-type="float" office:value="11355.58" calcext:value-type="float">
            <text:p>11355.58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1751.69" calcext:value-type="float">
            <text:p>1751.69</text:p>
          </table:table-cell>
          <table:table-cell office:value-type="float" office:value="115.62" calcext:value-type="float">
            <text:p>115.62</text:p>
          </table:table-cell>
          <table:table-cell office:value-type="float" office:value="-434.46" calcext:value-type="float">
            <text:p>-434.46</text:p>
          </table:table-cell>
          <table:table-cell office:value-type="string" calcext:value-type="string">
            <text:p>T-J</text:p>
          </table:table-cell>
          <table:table-cell office:value-type="float" office:value="13429.61" calcext:value-type="float">
            <text:p>13429.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4.19" calcext:value-type="float">
            <text:p>204.19</text:p>
          </table:table-cell>
          <table:table-cell office:value-type="float" office:value="27.21" calcext:value-type="float">
            <text:p>27.21</text:p>
          </table:table-cell>
          <table:table-cell office:value-type="float" office:value="159.77" calcext:value-type="float">
            <text:p>159.77</text:p>
          </table:table-cell>
          <table:table-cell office:value-type="string" calcext:value-type="string">
            <text:p>628 kWh</text:p>
          </table:table-cell>
          <table:table-cell office:value-type="float" office:value="4826.73" calcext:value-type="float">
            <text:p>4826.73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307.58" calcext:value-type="float">
            <text:p>307.58</text:p>
          </table:table-cell>
          <table:table-cell office:value-type="float" office:value="47.58" calcext:value-type="float">
            <text:p>47.58</text:p>
          </table:table-cell>
          <table:table-cell office:value-type="float" office:value="-432.73" calcext:value-type="float">
            <text:p>-432.73</text:p>
          </table:table-cell>
          <table:table-cell office:value-type="string" calcext:value-type="string">
            <text:p>T-J</text:p>
          </table:table-cell>
          <table:table-cell office:value-type="float" office:value="5140.33" calcext:value-type="float">
            <text:p>5140.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.39" calcext:value-type="float">
            <text:p>78.39</text:p>
          </table:table-cell>
          <table:table-cell office:value-type="float" office:value="27.21" calcext:value-type="float">
            <text:p>27.21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95 kWh</text:p>
          </table:table-cell>
          <table:table-cell office:value-type="float" office:value="1904.52" calcext:value-type="float">
            <text:p>1904.52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28-09-2017</text:p>
          </table:table-cell>
          <table:table-cell/>
          <table:table-cell office:value-type="float" office:value="16.36" calcext:value-type="float">
            <text:p>16.36</text:p>
          </table:table-cell>
          <table:table-cell office:value-type="float" office:value="-432.73" calcext:value-type="float">
            <text:p>-432.73</text:p>
          </table:table-cell>
          <table:table-cell office:value-type="string" calcext:value-type="string">
            <text:p>T-J</text:p>
          </table:table-cell>
          <table:table-cell office:value-type="float" office:value="1679.65" calcext:value-type="float">
            <text:p>1679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385 kWh</text:p>
          </table:table-cell>
          <table:table-cell office:value-type="float" office:value="2538.25" calcext:value-type="float">
            <text:p>2538.25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147.51" calcext:value-type="float">
            <text:p>147.51</text:p>
          </table:table-cell>
          <table:table-cell office:value-type="float" office:value="22.71" calcext:value-type="float">
            <text:p>22.71</text:p>
          </table:table-cell>
          <table:table-cell office:value-type="float" office:value="-430.95" calcext:value-type="float">
            <text:p>-430.95</text:p>
          </table:table-cell>
          <table:table-cell office:value-type="string" calcext:value-type="string">
            <text:p>T-J</text:p>
          </table:table-cell>
          <table:table-cell office:value-type="float" office:value="2441.14" calcext:value-type="float">
            <text:p>2441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361 kWh</text:p>
          </table:table-cell>
          <table:table-cell office:value-type="float" office:value="2357.36" calcext:value-type="float">
            <text:p>2357.36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134.98" calcext:value-type="float">
            <text:p>134.98</text:p>
          </table:table-cell>
          <table:table-cell office:value-type="float" office:value="20.91" calcext:value-type="float">
            <text:p>20.91</text:p>
          </table:table-cell>
          <table:table-cell office:value-type="float" office:value="-429.13" calcext:value-type="float">
            <text:p>-429.13</text:p>
          </table:table-cell>
          <table:table-cell office:value-type="string" calcext:value-type="string">
            <text:p>T-J</text:p>
          </table:table-cell>
          <table:table-cell office:value-type="float" office:value="2247.07" calcext:value-type="float">
            <text:p>2247.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421 kWh</text:p>
          </table:table-cell>
          <table:table-cell office:value-type="float" office:value="2739.64" calcext:value-type="float">
            <text:p>2739.64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162.5" calcext:value-type="float">
            <text:p>162.5</text:p>
          </table:table-cell>
          <table:table-cell office:value-type="float" office:value="24.84" calcext:value-type="float">
            <text:p>24.84</text:p>
          </table:table-cell>
          <table:table-cell office:value-type="float" office:value="-418.17" calcext:value-type="float">
            <text:p>-418.17</text:p>
          </table:table-cell>
          <table:table-cell office:value-type="string" calcext:value-type="string">
            <text:p>T-J</text:p>
          </table:table-cell>
          <table:table-cell office:value-type="float" office:value="2671.08" calcext:value-type="float">
            <text:p>2671.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.45" calcext:value-type="float">
            <text:p>75.45</text:p>
          </table:table-cell>
          <table:table-cell office:value-type="float" office:value="2.27" calcext:value-type="float">
            <text:p>2.27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362 kWh</text:p>
          </table:table-cell>
          <table:table-cell office:value-type="float" office:value="2294.8" calcext:value-type="float">
            <text:p>2294.8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131.48" calcext:value-type="float">
            <text:p>131.48</text:p>
          </table:table-cell>
          <table:table-cell office:value-type="float" office:value="20.41" calcext:value-type="float">
            <text:p>20.41</text:p>
          </table:table-cell>
          <table:table-cell office:value-type="float" office:value="-416.45" calcext:value-type="float">
            <text:p>-416.45</text:p>
          </table:table-cell>
          <table:table-cell office:value-type="string" calcext:value-type="string">
            <text:p>T-J</text:p>
          </table:table-cell>
          <table:table-cell office:value-type="float" office:value="2194.98" calcext:value-type="float">
            <text:p>2194.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.13" calcext:value-type="float">
            <text:p>75.13</text:p>
          </table:table-cell>
          <table:table-cell office:value-type="float" office:value="6.64" calcext:value-type="float">
            <text:p>6.64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300 kWh</text:p>
          </table:table-cell>
          <table:table-cell office:value-type="float" office:value="1860.11" calcext:value-type="float">
            <text:p>1860.11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/>
          <table:table-cell office:value-type="float" office:value="16.07" calcext:value-type="float">
            <text:p>16.07</text:p>
          </table:table-cell>
          <table:table-cell office:value-type="float" office:value="-414.78" calcext:value-type="float">
            <text:p>-414.78</text:p>
          </table:table-cell>
          <table:table-cell office:value-type="string" calcext:value-type="string">
            <text:p>T-J</text:p>
          </table:table-cell>
          <table:table-cell office:value-type="float" office:value="1629.83" calcext:value-type="float">
            <text:p>1629.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347 kWh</text:p>
          </table:table-cell>
          <table:table-cell office:value-type="float" office:value="2147.4" calcext:value-type="float">
            <text:p>2147.4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121.4" calcext:value-type="float">
            <text:p>121.4</text:p>
          </table:table-cell>
          <table:table-cell office:value-type="float" office:value="18.95" calcext:value-type="float">
            <text:p>18.95</text:p>
          </table:table-cell>
          <table:table-cell office:value-type="float" office:value="-413.06" calcext:value-type="float">
            <text:p>-413.06</text:p>
          </table:table-cell>
          <table:table-cell office:value-type="string" calcext:value-type="string">
            <text:p>T-J</text:p>
          </table:table-cell>
          <table:table-cell office:value-type="float" office:value="2035.84" calcext:value-type="float">
            <text:p>2035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1:26:13.614000000</meta:creation-date>
    <dc:date>2018-03-27T21:29:53.876000000</dc:date>
    <meta:editing-duration>PT3M40S</meta:editing-duration>
    <meta:editing-cycles>1</meta:editing-cycles>
    <meta:document-statistic meta:table-count="1" meta:cell-count="183" meta:object-count="0"/>
    <meta:generator>LibreOffice/5.3.4.2$Windows_x86 LibreOffice_project/f82d347ccc0be322489bf7da61d7e4ad13fe2ff3</meta:generator>
  </office:meta>
</office:document-meta>
</file>